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title">
      <style:graphic-properties draw:auto-grow-height="true" fo:min-height="2.629cm"/>
    </style:style>
    <style:style style:name="pr7" style:family="presentation" style:parent-style-name="Classy_5f_Red1-notes">
      <style:graphic-properties draw:fill-color="#ffffff" draw:auto-grow-height="true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text-properties fo:color="#000000"/>
    </style:style>
    <style:style style:name="P10" style:family="paragraph">
      <loext:graphic-properties draw:fill="none" draw:fill-color="#ffffff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an in the Center?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Nathan Bellew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nnecting to the Computer</text:p>
          </draw:text-box>
        </draw:frame>
        <draw:custom-shape draw:style-name="gr2" draw:text-style-name="P5" draw:layer="layout" svg:width="7.6cm" svg:height="6cm" svg:x="3.2cm" svg:y="6cm">
          <text:p text:style-name="P4">Connect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8cm" svg:height="6cm" svg:x="10.2cm" svg:y="6cm">
          <text:p text:style-name="P4">Steal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7.304cm" svg:y="6cm">
          <text:p text:style-name="P4">RUN!!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Building the Beautiful Tool.</text:p>
          </draw:text-box>
        </draw:frame>
        <draw:frame draw:style-name="gr5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0" draw:layer="layout" svg:width="5.588cm" svg:height="0.848cm" svg:x="15.24cm" svg:y="5.588cm">
          <draw:text-box>
            <text:p text:style-name="P9"><text:span text:style-name="T1">Nice grap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09:11:40.457075410</meta:creation-date>
    <meta:editing-duration>PT19M47S</meta:editing-duration>
    <meta:editing-cycles>3</meta:editing-cycles>
    <meta:generator>LibreOffice/6.0.6.2$Linux_X86_64 LibreOffice_project/00m0$Build-2</meta:generator>
    <dc:title>Classy Red</dc:title>
    <dc:date>2018-10-17T09:31:28.222282285</dc:date>
    <meta:document-statistic meta:object-count="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36cm" svg:width="23.557cm" svg:height="9.29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